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08b" officeooo:paragraph-rsid="0014608b"/>
    </style:style>
    <style:style style:name="P2" style:family="paragraph" style:parent-style-name="Standard">
      <style:text-properties fo:language="es" fo:country="ES" officeooo:rsid="0014608b" officeooo:paragraph-rsid="0014608b"/>
    </style:style>
    <style:style style:name="P3" style:family="paragraph" style:parent-style-name="Standard">
      <style:text-properties fo:language="es" fo:country="ES" officeooo:rsid="0015e2a5" officeooo:paragraph-rsid="0015e2a5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specificación</text:span> <text:span text:style-name="T1">Algebraica</text:span>:</text:p>
      <text:p text:style-name="P1"/>
      <text:p text:style-name="P2">Type: Asiento</text:p>
      <text:p text:style-name="P2">Sorts: Asiento, String, boolean, Object</text:p>
      <text:p text:style-name="P2">Operations:</text:p>
      <text:p text:style-name="P2">init : → Asiento</text:p>
      <text:p text:style-name="P2">getIdentificadorOcupante : Asiento → String (Es esta función parcial? Cuando esta libre devuelve null)</text:p>
      <text:p text:style-name="P2">setIdentificadorOcupante : Asiento x String → void</text:p>
      <text:p text:style-name="P2">isOcupado : Asiento → boolean</text:p>
      <text:p text:style-name="P2">isLibre : Asiento → boolean</text:p>
      <text:p text:style-name="P2">reservar : Asiento x String → boolean</text:p>
      <text:p text:style-name="P2">liberar : Asiento x String → boolean</text:p>
      <text:p text:style-name="P2">equals : Asiento x Object → boolean</text:p>
      <text:p text:style-name="P2">toString : Asiento → String</text:p>
      <text:p text:style-name="P2"/>
      <text:p text:style-name="P2">Type: Vagón</text:p>
      <text:p text:style-name="P2">Sorts: Vagón, int, boolean, String</text:p>
      <text:p text:style-name="P2">Operations:</text:p>
      <text:p text:style-name="P2">init : int x int → Vagón</text:p>
      <text:p text:style-name="P2">getColumnas : Vagón → int</text:p>
      <text:p text:style-name="P2">getFilas : Vagón → int</text:p>
      <text:p text:style-name="P2">getNumVagón : Vagón → int</text:p>
      <text:p text:style-name="P2">getAsientosTotales : Vagón → int</text:p>
      <text:p text:style-name="P2">getAsientosOcupados : Vagón → int</text:p>
      <text:p text:style-name="P2">getAsientosLibres : Vagón → int</text:p>
      <text:p text:style-name="P2">isLleno : Vagón → boolean</text:p>
      <text:p text:style-name="P2">isVacio : Vagón → boolean </text:p>
      <text:p text:style-name="P2">identificadorEnUso : Vagón x String → boolean</text:p>
      <text:p text:style-name="P2">reservarAsiento : Vagón x String → boolean</text:p>
      <text:p text:style-name="P2">liberarAsiento : Vagón x String → boolean</text:p>
      <text:p text:style-name="P2">toString : Vagón → String</text:p>
      <text:p text:style-name="P2"/>
      <text:p text:style-name="P2">Type: Tren</text:p>
      <text:p text:style-name="P2">Sorts: Tren, int, boolean, String</text:p>
      <text:p text:style-name="P2">Operations:</text:p>
      <text:p text:style-name="P3">init : int x int → Tren</text:p>
      <text:p text:style-name="P3">getNumVagones : Tren → int</text:p>
      <text:p text:style-name="P3">getNumMáxVagones : Tren → int</text:p>
      <text:p text:style-name="P3">capacidadVagón : Tren → int</text:p>
      <text:p text:style-name="P3">capacidadTren : Tren → int</text:p>
      <text:p text:style-name="P3">libresTren : Tren → int</text:p>
      <text:p text:style-name="P3">ocupadosTren : Tren → int</text:p>
      <text:p text:style-name="P3">numPasajeros : Tren → int</text:p>
      <text:p text:style-name="P3">identificadorEnUso : Tren x String → boolean</text:p>
      <text:p text:style-name="P3">reservarAsiento : Tren x String → String</text:p>
      <text:p text:style-name="P3">liberarAsiento : Tren x String → String</text:p>
      <text:p text:style-name="P3">isLleno : Tren → boolean</text:p>
      <text:p text:style-name="P3">isVacio : Tren → boolean</text:p>
      <text:p text:style-name="P3">toString : Tren →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1:13:23.485284823</meta:creation-date>
    <dc:date>2022-12-25T11:32:07.340599227</dc:date>
    <meta:editing-duration>PT4M23S</meta:editing-duration>
    <meta:editing-cycles>1</meta:editing-cycles>
    <meta:document-statistic meta:table-count="0" meta:image-count="0" meta:object-count="0" meta:page-count="1" meta:paragraph-count="46" meta:word-count="238" meta:character-count="1353" meta:non-whitespace-character-count="1160"/>
    <meta:generator>LibreOffice/7.3.7.2$Linux_X86_64 LibreOffice_project/30$Build-2</meta:generator>
  </office:meta>
</office:document-meta>
</file>